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07e566" officeooo:paragraph-rsid="0007e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ibution Guid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14:16:21.238836737</meta:creation-date>
    <meta:generator>LibreOffice/6.4.6.2$Linux_X86_64 LibreOffice_project/40$Build-2</meta:generator>
    <dc:date>2021-02-22T14:18:36.678640624</dc:date>
    <meta:editing-duration>PT17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</office:meta>
</office:document-meta>
</file>